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textarea-horizontal-align="center" draw:textarea-vertical-align="middle"/>
    </style:style>
    <style:style style:name="gr2" style:family="graphic" style:parent-style-name="objectwithoutfill">
      <style:graphic-properties svg:stroke-color="#999999" draw:fill="none" draw:textarea-horizontal-align="center" draw:textarea-vertical-align="middle"/>
    </style:style>
    <style:style style:name="gr3" style:family="graphic" style:parent-style-name="standard">
      <style:graphic-properties draw:fill="hatch" draw:fill-hatch-name="Hatch_20_1" draw:textarea-horizontal-align="center" draw:textarea-vertical-align="middle"/>
    </style:style>
    <style:style style:name="gr4" style:family="graphic" style:parent-style-name="standard">
      <style:graphic-properties svg:stroke-color="#999999" draw:fill="none" draw:textarea-horizontal-align="center" draw:textarea-vertical-align="middle"/>
    </style:style>
    <style:style style:name="gr5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.25cm" svg:height="1cm" svg:x="2.746cm" svg:y="7.75cm">
          <text:p/>
        </draw:rect>
        <draw:rect draw:style-name="gr1" draw:text-style-name="P1" draw:layer="layout" svg:width="1.25cm" svg:height="1cm" svg:x="4.496cm" svg:y="7.75cm">
          <text:p/>
        </draw:rect>
        <draw:rect draw:style-name="gr1" draw:text-style-name="P1" draw:layer="layout" svg:width="4.5cm" svg:height="1.25cm" svg:x="1.996cm" svg:y="5.25cm">
          <text:p/>
        </draw:rect>
        <draw:g>
          <draw:line draw:style-name="gr2" draw:text-style-name="P1" draw:layer="layout" svg:x1="2.246cm" svg:y1="2.25cm" svg:x2="2.746cm" svg:y2="2.25cm">
            <text:p/>
          </draw:line>
          <draw:line draw:style-name="gr2" draw:text-style-name="P1" draw:layer="layout" svg:x1="5.746cm" svg:y1="2.25cm" svg:x2="6.246cm" svg:y2="2.25cm">
            <text:p/>
          </draw:line>
          <draw:line draw:style-name="gr2" draw:text-style-name="P1" draw:layer="layout" svg:x1="2.246cm" svg:y1="8.25cm" svg:x2="2.746cm" svg:y2="8.25cm">
            <text:p/>
          </draw:line>
          <draw:line draw:style-name="gr2" draw:text-style-name="P1" draw:layer="layout" svg:x1="5.746cm" svg:y1="8.25cm" svg:x2="6.246cm" svg:y2="8.25cm">
            <text:p/>
          </draw:line>
          <draw:polyline draw:style-name="gr2" draw:text-style-name="P1" draw:layer="layout" svg:width="2.999cm" svg:height="1.999cm" svg:x="2.746cm" svg:y="1.25cm" svg:viewBox="0 0 3000 2000" draw:points="0,2000 0,0 3000,0 3000,2000">
            <text:p/>
          </draw:polyline>
          <draw:polyline draw:style-name="gr2" draw:text-style-name="P1" draw:layer="layout" svg:width="4.999cm" svg:height="2.999cm" svg:x="1.746cm" svg:y="6.25cm" svg:viewBox="0 0 5000 3000" draw:points="0,0 0,500 1000,500 1000,3000 4000,3000 4000,500 5000,500 5000,0">
            <text:p/>
          </draw:polyline>
          <draw:path draw:style-name="gr2" draw:text-style-name="P1" draw:layer="layout" svg:width="0.499cm" svg:height="1.999cm" svg:x="1.746cm" svg:y="4.25cm" svg:viewBox="0 0 500 2000" svg:d="M0 2000c0-2000 500-2000 500-2000">
            <text:p/>
          </draw:path>
          <draw:path draw:style-name="gr2" draw:text-style-name="P1" draw:layer="layout" svg:width="0.499cm" svg:height="0.999cm" svg:x="2.246cm" svg:y="3.25cm" svg:viewBox="0 0 500 1000" svg:d="M500 0c0 1000-500 1000-500 1000">
            <text:p/>
          </draw:path>
          <draw:path draw:style-name="gr2" draw:text-style-name="P1" draw:layer="layout" svg:width="0.499cm" svg:height="1.999cm" svg:x="6.246cm" svg:y="4.25cm" svg:viewBox="0 0 500 2000" svg:d="M500 2000c0-2000-500-2000-500-2000">
            <text:p/>
          </draw:path>
          <draw:path draw:style-name="gr2" draw:text-style-name="P1" draw:layer="layout" svg:width="0.499cm" svg:height="0.999cm" svg:x="5.746cm" svg:y="3.25cm" svg:viewBox="0 0 500 1000" svg:d="M0 0c0 1000 500 1000 500 1000">
            <text:p/>
          </draw:path>
        </draw:g>
        <draw:rect draw:style-name="gr3" draw:text-style-name="P1" draw:layer="layout" svg:width="1cm" svg:height="2cm" draw:transform="rotate (-0.174532925200587) translate (1.428cm 1.177cm)">
          <text:p/>
        </draw:rect>
        <draw:rect draw:style-name="gr3" draw:text-style-name="P1" draw:layer="layout" svg:width="1cm" svg:height="2cm" draw:transform="rotate (0.1745329251994) translate (6.08cm 1.353cm)">
          <text:p/>
        </draw:rect>
        <draw:rect draw:style-name="gr4" draw:text-style-name="P1" draw:layer="layout" svg:width="1cm" svg:height="2cm" svg:x="1.246cm" svg:y="7.25cm">
          <text:p/>
        </draw:rect>
        <draw:rect draw:style-name="gr4" draw:text-style-name="P1" draw:layer="layout" svg:width="1cm" svg:height="2cm" svg:x="6.246cm" svg:y="7.25cm">
          <text:p/>
        </draw:rect>
        <draw:path draw:style-name="gr5" draw:text-style-name="P1" draw:layer="layout" svg:width="0.999cm" svg:height="0.499cm" svg:x="1.25cm" svg:y="0.25cm" svg:viewBox="0 0 1000 500" svg:d="M0 0c1000 0 1000 500 1000 500">
          <text:p/>
        </draw:path>
        <draw:path draw:style-name="gr5" draw:text-style-name="P1" draw:layer="layout" svg:width="0.999cm" svg:height="0.499cm" svg:x="6.25cm" svg:y="0.25cm" svg:viewBox="0 0 1000 500" svg:d="M1000 0c-1000 0-1000 500-1000 5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1" draw:display-name="Hatch 1" draw:style="double" draw:color="#cccccc" draw:distance="0.08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4:01:47</dc:date>
    <meta:editing-duration>PT2H43M24S</meta:editing-duration>
    <meta:editing-cycles>114</meta:editing-cycles>
    <meta:document-statistic meta:object-count="20"/>
  </office:meta>
</office:document-meta>
</file>